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text:p text:style-name="P1">Le simulacre de la noyade. Probablement le supplice préféré d'Eléonore. C'était par celui-ci qu'elle commençait pratiquement tous ses interrogatoires. Il avait un petit truc qui la rendait folle. Peut-être était-ce le fait que si elle le souhaitait, l'anomalie pouvait tout bonnement mettre fin à la vie de sa victime en laissant l'eau s'infiltrer dans ses poumons, en n'arrêtant pas la torture. Cela lui donnait un sentiment de pouvoir jouissif, une impression de domination qui était primordiale lorsque l'on essaye d'obtenir des renseignements par la force. Car sa proie la ressentait aussi. Elle pouvait la tuer à tout moment, d'un simple claquement de doigts. Alors le ton était donné. Elle s'imposait ainsi en tant que dominatrice. C'était elle qui avait les rennes et son jouet ne pouvait plus que prier et l'implorer pour sa vie. C'était l'un de ses moments favoris. Voir la peur, le désespoir et l'impuissance d'un homme lorsqu'il... </text:p>
      <text:p text:style-name="Standard"/>
      <text:p text:style-name="Standard">...Comment ça, « poupée » ?</text:p>
      <text:p text:style-name="Standard"/>
      <text:p text:style-name="Standard">Une lueur de stupeur envahit fugacement le visage jusqu'alors triomphant d'Eléonore alors que Ginger reprenait ses esprits. Et, la surprise de se retrouver ligotée à une chaise alors qu'elle se trouvait un rien de temps auparavant dans la rue passée, celle-ci n'avait pas du tout cette expression de supplique qu'elle était censée avoir. Au contraire, la détective semblait simplement... agacée. Voilà qui était fâcheux. Mais loin d'être grave. L'ancienne militaire avait plus d'un tour dans son sac. Elle avait au fil des années développé un certaines nombres de tortures sous couvert de « nécessités de temps de guerre ». Et puis, ce serait encore plus délicieux de voir l'esprit de la brunette se briser en même temps que son corps si elle opposait un minimum de résistance. Reprenant sa contenance, Eléonore prit un air faussement ennuyée alors qu'un filet de liquide s'envolait de la baignoire pour venir tournoyer en spirale autour de son avant-bras.</text:p>
      <text:p text:style-name="Standard"/>
      <text:p text:style-name="Standard">- L'ennui c'est que là, maintenant, je n'ai que toi sous la main. Et maintenant que je me suis donné tout ce mal j'ai pas très envie de... comment dire... gaspiller ma nourriture.</text:p>
      <text:p text:style-name="Standard"/>
      <text:p text:style-name="Standard">Le filet d'eau disparut soudain de son bras. L'instant d'après, un filet de sang commençait à couler du cou de Ginger. A une telle pression et une telle vitesse, le liquide pouvait trancher n'importe quoi sans le moindre effort. Un sourire vorace s'installa à nouveau sur son visage, et c'était à peine si elle ne se léchait pas les babines en même temps. On pouvait sentir qu'Eléonore jubilait. Ginger voulait jouer ? Elles allaient jouer. La blondinette s'avança d'un pas tranquille en direction de sa victime, envoyant de temps à autre son lasso aquatique fouetter le visage de celle-ci, tantôt à la joue, tantôt aux cuisses pour varier les plaisirs. Arrivée à quelques dizaines de centimètres de la chaise, elle arrêta son petit manège. D'un revers du pouce, la Zagashienne essuya le sang qui s'écoulait d'une entaille que portait Ginger à la joue. Elle resta un instant à regarder le liquide pourpre glisser sur son doigt avant de se pencher à l'oreille de la Daënare. Les lèvres de l'anomalie se tenaient à quelques centimètres à peine de sa peau, si bien qu'elle pouvait presque ressentir de l'électricité statique faire passer du courant entre elles. Choisissant avec soin chacun de ses mots, prenant le plus de temps possible, elle se mit à chuchoter.</text:p>
      <text:p text:style-name="Standard"/>
      <text:p text:style-name="Standard">-Tu vas bien m'apprendre deux trois choses, mais crois-moi, on va faire ça dans mon style. [i]Façon midinette.[/i]</text:p>
      <text:p text:style-name="Standard"/>
      <text:p text:style-name="Standard">Eléonore se releva pour contempler sa proie, une lueur de folie brillant au fond de ses yeux verts. Sa main droite effleura la joue de Ginger pour venir caler une mèche de la détective derrière son oreille. De sa main gauche, elle se saisit du revolver de celle-ci et contempla un instant l'objet de sa convoitise. Un sourire dément s'empara de son visage à la vue de l'accessoire, en même temps que la douleur dans son crâne s'intensifiait sans qu'elle y prête plus attention que cela. L'euphorie qui l'animait à ce moment précis n'était pas sans altérer son jugement et elle avait beaucoup de mal à contrôler le flot de ses pensées avec le pragmatisme dont elle faisait preuve par le passé, avant sa transformation. L'anomalie décida de jouer à fond la carte de la pression psychologique. Avec des <text:soft-page-break/>gestes délicats, elle vint s'asseoir d'elle-même sur les genoux de sa prisonnière, avant de croiser les jambes. Son regard fou croisa à nouveau celui de Ginger, l'arme toujours entre les mains. Leurs deux visages n'étaient plus qu'à une dizaine de centimètres l'un de l'autre. D'une voix douce, presque mielleuse qui dans sa bouche sonnait atrocement faux, elle reprit la parole.</text:p>
      <text:p text:style-name="Standard"/>
      <text:p text:style-name="Standard">-Allez, fais un petit effort, chérie. Je suis sûre que tu en sais plus à ce sujet que tu ne veux l'admettre.</text:p>
      <text:p text:style-name="P1">Cela fonctionnait encore mieux que ce qu'Eléonore espérait. Voir la blondinette s'installer sur ses cuisses semblait avoir perturbé au plus haut point la détective qui paraissait encore plus mal à l'aise. Jouer sur la corde sensible. Rentrer dans sa tête. L'action qu'elle venait d'entreprendre devait lui assurer une position de domination mentale pour le reste de l'interrogatoire. Une fois le mental brisé, le corps n'est plus qu'une coquille qui ne tarderait pas à rompre également. L'anomalie se délectait de voir l'expression sur le visage de Ginger, se demandant si elle devait jouer encore un peu avec elle ou bien si elle devait reprendre les supplices physiques.</text:p>
      <text:p text:style-name="Standard"/>
      <text:p text:style-name="Standard">Oh, mais que voilà ? N'était-ce pas là une teinte rosée qui empourprait soudainement les joues de la représentante de l'ordre ? Se pourrait-il que.. Le sourire sur les lèvres d'Eléonore s'élargit encore un peu. Voilà qui n'était pas prévu. Mais loin d'être une mauvaise surprise. La voir se mordiller la lèvre de la sorte éveilla en elle un désir imprévu qui accéléra encore un peu le rythme cardiaque de l'adepte de Dalai. Celle-ci tenta d'abord de le réprimer. Elle avait des choses plus importantes à régler avant. Les divertissements viendraient... plus tard, peut-être. Ceci dit, cela ne l'empêchait pas de profiter encore un peu de cette situation peu banale. Le syndrome de Stockholm next generation.</text:p>
      <text:p text:style-name="Standard"/>
      <text:p text:style-name="Standard">-Oh ? Alors on aime ça ?</text:p>
      <text:p text:style-name="Standard"/>
      <text:p text:style-name="Standard">Histoire d'enfoncer un peu plus le clou, Eléonore se pencha alors pour venir humer au cou le parfum de Ginger, le tout avec des gestes lents et sensuels, avant de relever la tête en fermant les yeux avec une grande inspiration. Alors qu'elle terminait son cinéma, prête à se remettre debout pour reprendre les choses sérieuses, le chuchotement suave de la brunette parvint à ses tympans avec autant de force que sa voix était faible. Et là, ce fut le drame. Envahie par un monumental frisson, Eléonore se figea sur place tandis que les pulsions qu'elle avait ressenties un peu plus tôt refaisaient surface, hurlant à travers chaque cellule de son organisme. Son cerveau quant à lui tentait vainement de sauvegarder le peu de bon sens que la jeune femme possédait. C'était une ruse, rien de plus. Ginger voulait juste qu'elle la détache pour tenter de la lui faire à l'envers. Il ne fallait surtout pas qu'elle tombe dans le piège. Céder à ses désirs maintenant reviendrait à abandonner purement et simplement l'avantage qu'elle avait. Il ne fallait surtout pas se faire avoir...</text:p>
      <text:p text:style-name="Standard"/>
      <text:p text:style-name="Standard">Les liens qui retenaient la daënare tombèrent la seconde suivante, sectionnés par le poignard qu'Eléonore avait ressorti. Celui-ci tomba ensuite au sol dans un bruit de rebonds métallique. Les pupilles de l'anomalie brûlaient d'une lueur de désir presque effrayante. Elle se mit face à Ginger, repositionnant ses jambes pour se retrouver maintenant à califourchon avant de passer l'index sur sa joue d'un geste à la fois doux et inquiétant. Eléonore s'était complètement laissée dépasser par ses pulsions et semblait avoir complètement perdu de vue son objectif initial. Qu'importe. La perspective que venait de lui offrir la détective avec sa proposition était une occasion unique. Elle ne pouvait laisser passer cette chance.</text:p>
      <text:p text:style-name="Standard"/>
      <text:p text:style-name="Standard">-Apprends-moi. Montre-moi [i]tous[/i] tes secrets.</text:p>
      <text:p text:style-name="P1">Une lueur lubrique au fond des yeux, Eléonore se releva pour laisser Ginger agir à sa guise. Si ses pulsions semblaient l'avoir transformée, l'anomalie n'en était pas moins toujours sur ses gardes. Enfin... Inconsciemment, son cerveau restait en éveil au cas où. Mais pour le reste, la blonde platine avait décidé de se faire plaisir -littéralement, et une pensée peu catholique envahissait désormais son esprit. Sa prisonnière se leva pour aller se servir du vin dans le bar. Eléonore lui offrit une moue mi-impressionnée en la voyant s'envoyer la moitié d'une bouteille d'une traite. Peut-être devait-elle lui dire que c'était elle qui payait pour tout ça et qu'elle devrait sûrement y aller mollo sur la bouteille ? Hum... Elle le lui dirait. Sûrement. A un moment. En attendant, elle n'allait pas se priver non plus. La détective lui demanda de faire la requête de jouets pour que les deux femmes s'amusent, ce qui élargit encore un peu le sourire de la Zagashienne. Celle-ci s'exécuta, faisant sonner la cloche qu'on lui avait donnée en cas de besoin du room service.</text:p>
      <text:p text:style-name="Standard"/>
      <text:p text:style-name="Standard">En attendant leurs joujoux, elles allaient devoir s'occuper. Eléonore vint s'asseoir sur le mini bar, la bouteille de vin à la main, observant Ginger lui offrir un strip-tease en règles en se délectant du show. De temps à autre, elle portait le goulot à ses lèvres et prenait une gorgée, appréciant la qualité du grand cru que la Daënare avait choisi, sa tête se balançant en rythme avec la musique. Au bout d'un moment, cette dernière lui proposa d'enlever elle-même le peu de vêtements qui lui restait. L'ancienne militaire lui offrit un petit haussement de sourcil d'un air de dire « je vais m'en donner à cœur joie » puis reposa le nectar de raisin sur le bar. Elle entreprit ensuite d'enlever sa propre chemise avant de s'avancer dans sa direction. Alors qu'elle était sur le point de se mettre au travail, on frappa à la porte. Avec un frémissement des narines et un soupir de déception, Eléonore alla ouvrir, toujours en soutien-gorge. C'était le groom.</text:p>
      <text:p text:style-name="Standard"/>
      <text:p text:style-name="Standard">-Vous... Vous avez demandé le room service ? </text:p>
      <text:p text:style-name="Standard"/>
      <text:p text:style-name="Standard">-Absolument. Il nous faudrait... Comment c'était déjà ? Ah oui, des jouets en plastique qui font « crier les dames ».</text:p>
      <text:p text:style-name="Standard"/>
      <text:p text:style-name="Standard">Le serveur vira rouge pivoine. Eléonore, qui ne semblait pas s'inquiéter outre mesure de son impudeur, lui sourit à pleine dents.</text:p>
      <text:p text:style-name="Standard"/>
      <text:p text:style-name="Standard">-Vot... votre amie s'est réveillée ?</text:p>
      <text:p text:style-name="Standard"/>
      <text:p text:style-name="Standard">-Oui, elle... Elle se tourna vers Ginger et lui adressa un clin d’œil provocateur. Elle va beaucoup mieux.</text:p>
      <text:p text:style-name="Standard"/>
      <text:p text:style-name="Standard">La blondinette congédia ensuite l'employé, lui ordonnant de revenir avec le matériel dont elles avaient besoin. La porte fermée, elle se retourna vers sa compagne de la soirée tout en se dirigeant à nouveau vers le bar. L'anomalie se saisit une nouvelle fois de la bouteille de vin puis s'approcha d'elle doucement. Elle arriva à quelques centimètres seulement et leurs peaux se frôlèrent, provoquant un frisson qui lui parcourut l'échine. De l'index de sa main libre, elle caressa la joue de Ginger.</text:p>
      <text:p text:style-name="Standard"/>
      <text:p text:style-name="Standard">-Où en étions-nous ? Ah, oui. T'arracher tes sous-vêtements avec les dents. Bien que ce n'est pas l'envie qui manque, sache que c'est toujours moi qui commande, ici.</text:p>
      <text:p text:style-name="Standard"/>
      <text:p text:style-name="Standard">Sa main passa dans le dos de Ginger et dans un claquement de doigt elle dégrafa son soutien-gorge. Son autre main commença à verser du vin sur la poitrine de la jeune brune. Dans le même mouvement, Eléonore vint lui voler un baiser sulfureux avant de redescendre son visage au niveau de son corsage et de commencer à récolter le liquide pourpre avec sa langue, sans oublier au passage de s'attarder sur ses tétons désormais à l'air libre. Il aurait été dommage de gâcher un si bon cru... Après quelques secondes sur son buste, Eléonore descendit à nouveau d'un cran et, <text:soft-page-break/>magnanime, se décida à réaliser le souhait de Ginger en lui arrachant le peu qu'il restait encore pour la couvrir en faisant glisser le sous-vêtement le long de ses cuisses en le maintenant avec ses dents, la laissant à présent nue comme un 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2-11T21:24:51.79</dc:date>
    <meta:editing-duration>PT18H50M3S</meta:editing-duration>
    <meta:editing-cycles>658</meta:editing-cycles>
    <meta:generator>OpenOffice/4.1.1$Win32 OpenOffice.org_project/411m6$Build-9775</meta:generator>
    <dc:creator>Théo </dc:creator>
    <meta:document-statistic meta:table-count="0" meta:image-count="0" meta:object-count="0" meta:page-count="8" meta:paragraph-count="41" meta:word-count="3826" meta:character-count="23203"/>
  </office:meta>
</office:document-meta>
</file>